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1pt" style:text-underline-style="none" style:font-size-asian="11pt" style:font-size-complex="11pt"/>
    </style:style>
    <style:style style:name="P3" style:family="paragraph" style:parent-style-name="Standard" style:list-style-name="L2">
      <style:text-properties fo:font-size="11pt" style:text-underline-style="none" style:font-size-asian="11pt" style:font-size-complex="11pt"/>
    </style:style>
    <style:style style:name="P4" style:family="paragraph" style:parent-style-name="Standard" style:list-style-name="L1">
      <style:text-properties fo:font-size="11pt" style:text-underline-style="none" style:font-size-asian="11pt" style:font-size-complex="11pt"/>
    </style:style>
    <style:style style:name="P5" style:family="paragraph" style:parent-style-name="Standard" style:list-style-name="L3">
      <style:text-properties fo:font-size="11pt" style:text-underline-style="none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ES</text:p>
      <text:list xml:id="list7247912373120016309" text:style-name="L2">
        <text:list-item>
          <text:p text:style-name="P3">Member register(String lastName, String firstName, String address, String email, String password);</text:p>
        </text:list-item>
      </text:list>
      <text:list xml:id="list8931655741389350314" text:style-name="L1">
        <text:list-item>
          <text:p text:style-name="P4">boolean login(String email, String password);</text:p>
        </text:list-item>
        <text:list-item>
          <text:p text:style-name="P4">Activity[] getAllActivities();</text:p>
        </text:list-item>
        <text:list-item>
          <text:p text:style-name="P4">boolean addRequest(String date, int activityId);</text:p>
        </text:list-item>
        <text:list-item>
          <text:p text:style-name="P4">Request[] getSimilarRequests(String date, int activityId);</text:p>
        </text:list-item>
        <text:list-item>
          <text:p text:style-name="P4">Request[] getMemberRequests(int memberId);</text:p>
        </text:list-item>
        <text:list-item>
          <text:p text:style-name="P4">Event[] getMemberEvents(int memberId);</text:p>
        </text:list-item>
        <text:list-item>
          <text:p text:style-name="P4">Event createEvent(Request[] requests);</text:p>
        </text:list-item>
        <text:list-item>
          <text:p text:style-name="P4">boolean sendRegisterMail(Member member);</text:p>
        </text:list-item>
        <text:list-item>
          <text:p text:style-name="P4">boolean sendEventMails(Event event);</text:p>
        </text:list-item>
      </text:list>
      <text:p text:style-name="P2"/>
      <text:list xml:id="list7529488524196270140" text:style-name="L3">
        <text:list-item>
          <text:p text:style-name="P5">Event[] getEventList(boolean locationDefined);</text:p>
        </text:list-item>
        <text:list-item>
          <text:p text:style-name="P5">Member[] getEventMembers(Event event);</text:p>
        </text:list-item>
        <text:list-item>
          <text:p text:style-name="P5">Location[] getLocations(String filter);</text:p>
        </text:list-item>
        <text:list-item>
          <text:p text:style-name="P5">¿Map? getGoogleMap(Event event)</text:p>
        </text:list-item>
        <text:list-item>
          <text:p text:style-name="P5">boolean defineLocation(Event event, Location location);</text:p>
        </text:list-item>
        <text:list-item>
          <text:p text:style-name="P5">Event getEvent(int id);</text:p>
        </text:list-item>
        <text:list-item>
          <text:p text:style-name="P5">Member[] getMemberList(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Sorin</meta:initial-creator>
    <meta:creation-date>2016-03-01T17:13:10</meta:creation-date>
    <dc:date>2016-03-01T17:56:16</dc:date>
    <dc:creator>Nicolas Sorin</dc:creator>
    <meta:editing-duration>PT24M56S</meta:editing-duration>
    <meta:editing-cycles>16</meta:editing-cycles>
    <meta:generator>OpenOffice/4.1.1$Unix OpenOffice.org_project/411m6$Build-9775</meta:generator>
    <meta:document-statistic meta:table-count="0" meta:image-count="0" meta:object-count="0" meta:page-count="1" meta:paragraph-count="18" meta:word-count="83" meta:character-count="755"/>
  </office:meta>
</office:document-meta>
</file>